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5.863cm" style:rel-column-width="21845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weight="bold" officeooo:rsid="000a6c82" officeooo:paragraph-rsid="000a6c8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be1b4" officeooo:paragraph-rsid="000be1b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d8136" officeooo:paragraph-rsid="000d8136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dd763" officeooo:paragraph-rsid="000dd763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e0f9c" officeooo:paragraph-rsid="000e0f9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a6c82" officeooo:paragraph-rsid="000a6c8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be1b4" officeooo:paragraph-rsid="000be1b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d8136" officeooo:paragraph-rsid="000d8136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dd763" officeooo:paragraph-rsid="000dd76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e0f9c" officeooo:paragraph-rsid="000e0f9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0be1b4"/>
    </style:style>
    <style:style style:name="P12" style:family="paragraph" style:parent-style-name="Standard">
      <style:paragraph-properties fo:text-align="start" style:justify-single-word="false"/>
      <style:text-properties fo:font-style="normal" fo:font-weight="normal" officeooo:rsid="000ea4c2" officeooo:paragraph-rsid="000be1b4" style:font-style-asian="normal" style:font-weight-asian="normal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a51" officeooo:paragraph-rsid="000b4a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d81" officeooo:paragraph-rsid="000b4d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d81" officeooo:paragraph-rsid="000e0f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0f9c" officeooo:paragraph-rsid="000e0f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0b4d81" officeooo:paragraph-rsid="000b4d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tyle="normal" fo:font-weight="normal" officeooo:rsid="000ea4c2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0be1b4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ea4c2" style:font-style-asian="normal" style:font-style-complex="normal"/>
    </style:style>
    <style:style style:name="T5" style:family="text">
      <style:text-properties fo:font-style="normal" officeooo:rsid="000dd763" style:font-style-asian="normal" style:font-style-complex="normal"/>
    </style:style>
    <style:style style:name="T6" style:family="text">
      <style:text-properties fo:font-style="normal" officeooo:rsid="000e0f9c" style:font-style-asian="normal" style:font-style-complex="normal"/>
    </style:style>
    <style:style style:name="T7" style:family="text">
      <style:text-properties officeooo:rsid="000e0f9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T Queue</text:p>
      <text:p text:style-name="P1"/>
      <text:p text:style-name="P6">“A queue is a data structure FIFO (First in, First out) that means the first element added is the first element to be extracted”</text:p>
      <text:p text:style-name="P6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14">createQueue</text:p>
          </table:table-cell>
          <table:table-cell table:style-name="Tabla1.A1" office:value-type="string">
            <text:p text:style-name="P13"/>
          </table:table-cell>
          <table:table-cell table:style-name="Tabla1.C1" office:value-type="string">
            <text:p text:style-name="P15">Queue</text:p>
          </table:table-cell>
        </table:table-row>
        <table:table-row>
          <table:table-cell table:style-name="Tabla1.A2" office:value-type="string">
            <text:p text:style-name="P14">isEmpty:</text:p>
          </table:table-cell>
          <table:table-cell table:style-name="Tabla1.A2" office:value-type="string">
            <text:p text:style-name="P17">Queue*Boolean</text:p>
          </table:table-cell>
          <table:table-cell table:style-name="Tabla1.C2" office:value-type="string">
            <text:p text:style-name="P15">Boolean</text:p>
          </table:table-cell>
        </table:table-row>
        <table:table-row>
          <table:table-cell table:style-name="Tabla1.A2" office:value-type="string">
            <text:p text:style-name="P14">enqueue</text:p>
          </table:table-cell>
          <table:table-cell table:style-name="Tabla1.A2" office:value-type="string">
            <text:p text:style-name="P17">Queue*Element</text:p>
          </table:table-cell>
          <table:table-cell table:style-name="Tabla1.C2" office:value-type="string">
            <text:p text:style-name="P16">E<text:span text:style-name="T7">lement</text:span></text:p>
          </table:table-cell>
        </table:table-row>
        <table:table-row>
          <table:table-cell table:style-name="Tabla1.A2" office:value-type="string">
            <text:p text:style-name="P14">dequeue</text:p>
          </table:table-cell>
          <table:table-cell table:style-name="Tabla1.A2" office:value-type="string">
            <text:p text:style-name="P13"><text:span text:style-name="T7">Queue</text:span><text:tab/></text:p>
          </table:table-cell>
          <table:table-cell table:style-name="Tabla1.C2" office:value-type="string">
            <text:p text:style-name="P16">Q<text:span text:style-name="T7">ueue</text:span></text:p>
          </table:table-cell>
        </table:table-row>
        <table:table-row>
          <table:table-cell table:style-name="Tabla1.A2" office:value-type="string">
            <text:p text:style-name="P14">Front</text:p>
          </table:table-cell>
          <table:table-cell table:style-name="Tabla1.A2" office:value-type="string">
            <text:p text:style-name="P17">Queue*Element</text:p>
          </table:table-cell>
          <table:table-cell table:style-name="Tabla1.C2" office:value-type="string">
            <text:p text:style-name="P18">Element</text:p>
          </table:table-cell>
        </table:table-row>
        <table:table-row>
          <table:table-cell table:style-name="Tabla1.A2" office:value-type="string">
            <text:p text:style-name="P14">getSize</text:p>
          </table:table-cell>
          <table:table-cell table:style-name="Tabla1.A2" office:value-type="string">
            <text:p text:style-name="P17">Queue*Integer</text:p>
          </table:table-cell>
          <table:table-cell table:style-name="Tabla1.C2" office:value-type="string">
            <text:p text:style-name="P15">Integer</text:p>
          </table:table-cell>
        </table:table-row>
      </table:table>
      <text:p text:style-name="P6"/>
      <text:p text:style-name="P2">CreateQueue</text:p>
      <text:p text:style-name="P2"/>
      <text:p text:style-name="P7">“Creates a new Queue data structure”</text:p>
      <text:p text:style-name="P12">pre= {TRUE}</text:p>
      <text:p text:style-name="P11"><text:span text:style-name="T1">pos= {A new data structure q</text:span><text:span text:style-name="T2">ueue</text:span><text:span text:style-name="T1"> has been created}</text:span></text:p>
      <text:p text:style-name="P2"><text:span text:style-name="T4">I</text:span><text:span text:style-name="T3">sEmpty</text:span></text:p>
      <text:p text:style-name="P7"><text:span text:style-name="T3">“Checks if the queue is empty or not”</text:span></text:p>
      <text:p text:style-name="P7"><text:span text:style-name="T3">pre={The queue has been created}</text:span></text:p>
      <text:p text:style-name="P7"><text:span text:style-name="T3">post={True if the queue is empty false if not}</text:span></text:p>
      <text:p text:style-name="P3"><text:span text:style-name="T3">Enqueue</text:span></text:p>
      <text:p text:style-name="P8"><text:span text:style-name="T3">“</text:span><text:span text:style-name="T5">Insert a new element into the first position empty data structure</text:span><text:span text:style-name="T3">”</text:span></text:p>
      <text:p text:style-name="P9"><text:span text:style-name="T3">pre={The data structure queue has been created}</text:span></text:p>
      <text:p text:style-name="P9"><text:span text:style-name="T3">pos={A new element has been added into the queue data structure}</text:span></text:p>
      <text:p text:style-name="P4"><text:span text:style-name="T3">Dequeue</text:span></text:p>
      <text:p text:style-name="P9"><text:span text:style-name="T3">“</text:span><text:span text:style-name="T6">Extracts and remove the first element in the data structure</text:span><text:span text:style-name="T3">”</text:span></text:p>
      <text:p text:style-name="P10"><text:span text:style-name="T3">pre={The Queue is not empty}</text:span></text:p>
      <text:p text:style-name="P10"><text:span text:style-name="T3">post={The size is minus 1 and the element has been extracted and deleted from the data structure}</text:span></text:p>
      <text:p text:style-name="P5"><text:span text:style-name="T3">Front</text:span></text:p>
      <text:p text:style-name="P10"><text:span text:style-name="T3">“Extracts but without removing the element”</text:span></text:p>
      <text:p text:style-name="P10"><text:span text:style-name="T3">pre={The data structure is not empty}</text:span></text:p>
      <text:p text:style-name="P10"><text:span text:style-name="T3">post={The element has been extracted but without removing the element from the data structure}</text:span></text:p>
      <text:p text:style-name="P5"><text:span text:style-name="T3">getSize</text:span></text:p>
      <text:p text:style-name="P10"><text:span text:style-name="T3">“Gives an Integer that represents the data”</text:span></text:p>
      <text:p text:style-name="P10"><text:span text:style-name="T3">pre = {TRUE}</text:span></text:p>
      <text:p text:style-name="P10"><text:span text:style-name="T3">post = {An integer that represent the current elements in the data structure if the integer is 0 means the structure is empty}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4T14:37:37.076865865</meta:creation-date>
    <dc:date>2020-03-14T16:08:12.476656336</dc:date>
    <meta:editing-duration>PT9M44S</meta:editing-duration>
    <meta:editing-cycles>1</meta:editing-cycles>
    <meta:document-statistic meta:table-count="1" meta:image-count="0" meta:object-count="0" meta:page-count="1" meta:paragraph-count="43" meta:word-count="208" meta:character-count="1253" meta:non-whitespace-character-count="1087"/>
    <meta:generator>LibreOffice/6.3.5.2$Linux_X86_64 LibreOffice_project/30$Build-2</meta:generator>
  </office:meta>
</office:document-meta>
</file>